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4"/>
      <style:map style:condition="of:cell-content()&lt;=0" style:apply-style-name="cf23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24"/>
      <style:map style:condition="of:cell-content()&lt;=0" style:apply-style-name="cf23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4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1" table:formula="of:=SUM([.H3:.AL3])" table:style-name="ce116">
            <text:p>1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7" table:formula="of:=SUM([.H6:.AL6])" table:style-name="ce116">
            <text:p>7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4" table:formula="of:=SUM([.H9:.AL9])" table:style-name="ce116">
            <text:p>4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" table:formula="of:=SUM([.H36:.AL36])" table:style-name="ce48">
            <text:p>12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4" table:formula="of:=SUM([.J3:.J35])" table:style-name="ce68">
            <text:p>4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8">
            <text:p>2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1" table:formula="of:=SUM([.P3:.P35])" table:style-name="ce68">
            <text:p>1</text:p>
          </table:table-cell>
          <table:table-cell office:value-type="float" office:value="3" table:formula="of:=SUM([.Q3:.Q35])" table:style-name="ce68">
            <text:p>3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24.5" table:formula="of:=SUM([.H6:.O6])" table:style-name="ce126">
            <text:p>24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12" table:formula="of:=[Mar.G36]" table:style-name="ce111">
            <text:p>12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3" style:family="table-cell">
      <style:table-cell-properties fo:background-color="#CCFFFF"/>
      <style:text-properties fo:color="#000000" style:font-family-generic="swiss"/>
    </style:style>
    <style:style style:name="cf24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10T14:54:40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